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line-height="120%" fo:orphans="2" fo:widows="2" fo:text-indent="0in" style:auto-text-indent="false"/>
      <style:text-properties fo:font-variant="normal" fo:text-transform="none" fo:color="#1c1d1f" style:font-name="udemy sans" fo:font-size="16pt" fo:font-style="normal" style:text-underline-style="solid" style:text-underline-width="auto" style:text-underline-color="font-color" fo:font-weight="bold" style:font-size-asian="16pt" style:font-size-complex="16pt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sfmono-regular" fo:letter-spacing="normal" fo:font-style="normal" fo:font-weight="normal" loext:padding="0in" loext:border="none"/>
    </style:style>
    <style:style style:name="P5" style:family="paragraph" style:parent-style-name="Standard">
      <style:text-properties officeooo:rsid="00021358" officeooo:paragraph-rsid="00021358"/>
    </style:style>
    <style:style style:name="P6" style:family="paragraph" style:parent-style-name="Standard">
      <style:text-properties fo:font-variant="normal" fo:text-transform="none" fo:color="#1c1d1f" style:font-name="udemy sans" fo:font-size="16pt" fo:font-style="normal" style:text-underline-style="solid" style:text-underline-width="auto" style:text-underline-color="font-color" fo:font-weight="bold" officeooo:rsid="00021358" officeooo:paragraph-rsid="00021358" style:font-size-asian="16pt" style:font-size-complex="16pt" loext:padding="0in" loext:border="none"/>
    </style:style>
    <style:style style:name="P7" style:family="paragraph" style:parent-style-name="Standard">
      <style:text-properties officeooo:rsid="00039b5a" officeooo:paragraph-rsid="00039b5a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sfmono-regular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T2" style:family="text">
      <style:text-properties fo:color="#2d907f"/>
    </style:style>
    <style:style style:name="T3" style:family="text">
      <style:text-properties fo:color="#b4690e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Non-Repeating Letter</text:p>
      <text:p text:style-name="P2">Given a string, your task is to find first non repeating character at each index otherwise return 0.</text:p>
      <text:p text:style-name="P3"><text:span text:style-name="Strong_20_Emphasis"><text:span text:style-name="T1">Input Format</text:span></text:span></text:p>
      <text:p text:style-name="P2">In the function a vector of character is passed.</text:p>
      <text:p text:style-name="P3"><text:span text:style-name="Strong_20_Emphasis"><text:span text:style-name="T1">NOTE</text:span></text:span><text:span text:style-name="T1"> : it will contain only lowercase characters .</text:span></text:p>
      <text:p text:style-name="P3"><text:span text:style-name="Strong_20_Emphasis"><text:span text:style-name="T1">Output Format</text:span></text:span></text:p>
      <text:p text:style-name="P2">Return a vector of character.</text:p>
      <text:p text:style-name="P3"/>
      <text:p text:style-name="P3"><text:span text:style-name="Strong_20_Emphasis"><text:span text:style-name="T1">Sample Input</text:span></text:span></text:p>
      <text:p text:style-name="P4">a a b c</text:p>
      <text:p text:style-name="P3"><text:span text:style-name="Strong_20_Emphasis"><text:span text:style-name="T1">Sample Output</text:span></text:span></text:p>
      <text:p text:style-name="P4">a 0 b b</text:p>
      <text:p text:style-name="P3"><text:span text:style-name="Strong_20_Emphasis"><text:span text:style-name="T1">Explanation</text:span></text:span></text:p>
      <text:p text:style-name="P4">at index 0 : <text:span text:style-name="T2">'a'</text:span> <text:span text:style-name="T3">is</text:span> the first non repeating character <text:span text:style-name="T3">until</text:span> <text:span text:style-name="T3">this</text:span> index.at index 1 : <text:span text:style-name="T3">as</text:span> <text:span text:style-name="T2">'a'</text:span> has come once before <text:span text:style-name="T3">and</text:span> there <text:span text:style-name="T3">is</text:span> <text:span text:style-name="T3">no</text:span> other unique character <text:span text:style-name="T3">until</text:span> <text:span text:style-name="T3">this</text:span> index therefore <text:span text:style-name="T2">'0'</text:span> will be the answerat index 2 : <text:span text:style-name="T2">'b'</text:span> <text:span text:style-name="T3">is</text:span> the first non repeating character <text:span text:style-name="T3">until</text:span> <text:span text:style-name="T3">this</text:span> index.at index 3 : <text:span text:style-name="T2">'b'</text:span> <text:span text:style-name="T3">is</text:span> the first non repeating character <text:span text:style-name="T3">until</text:span> <text:span text:style-name="T3">this</text:span> index.</text:p>
      <text:p text:style-name="Standard"/>
      <text:p text:style-name="P5"><text:span text:style-name="T4">Solution</text:span>: firstNonRepChar.cpp</text:p>
      <text:p text:style-name="P5"/>
      <text:p text:style-name="P6">Interleave two halves of a queue</text:p>
      <text:p text:style-name="P2"/>
      <text:p text:style-name="P2">Given a queue of integers of even length, rearrange the elements by interleaving the first half of the queue with the second half of the queue.</text:p>
      <text:p text:style-name="P3"><text:span text:style-name="Strong_20_Emphasis"><text:span text:style-name="T1">Input Format</text:span></text:span></text:p>
      <text:p text:style-name="P2">In the function an integer queue passed.</text:p>
      <text:p text:style-name="P3"><text:span text:style-name="Strong_20_Emphasis"><text:span text:style-name="T1">Output Format</text:span></text:span></text:p>
      <text:p text:style-name="P2">Return the interleaved queue .</text:p>
      <text:p text:style-name="P3"/>
      <text:p text:style-name="P3"><text:span text:style-name="Strong_20_Emphasis"><text:span text:style-name="T1">Sample Input</text:span></text:span></text:p>
      <text:p text:style-name="P4">11 12 13 14 15 16 17 18 19 20</text:p>
      <text:p text:style-name="P3"><text:span text:style-name="Strong_20_Emphasis"><text:span text:style-name="T1">Sample Output</text:span></text:span></text:p>
      <text:p text:style-name="P4">11 16 12 17 13 18 14 19 15 20</text:p>
      <text:p text:style-name="P7"><text:span text:style-name="T4"/></text:p>
      <text:p text:style-name="P7"><text:span text:style-name="T4">Solution</text:span>: interleave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20:26:36.120346223</meta:creation-date>
    <dc:date>2022-09-16T16:06:38.838078756</dc:date>
    <meta:editing-duration>PT4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02" meta:character-count="1076" meta:non-whitespace-character-count="899"/>
  </office:meta>
</office:document-meta>
</file>